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fo:text-align="justify" style:justify-single-word="false"/>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think I'm more familiar with the English language now. I learned a lot at home by watching and listening carefully some British and American series. The more efficient was to read (a lot of) websites and English books even if it was technical. But I didn't consider this to be a “work”. I just learned the expressions and the vocabulary I needed to read and watch things I was interested in. But is it enough? I don't have the answer, but the sure thing is that I did my best.</text:p>
      <text:p text:style-name="P1"><text:line-break/>It's a good thing to let students learn at home and don't do too many lessons during the classes. I appreciate that. It enables us to choose our favorite subjects, which is a pleasant way to learn.</text:p>
      <text:p text:style-name="P1">Concerning the wiki and the “debate”, I'm not that sure that it was a good thing. I didn't like the work group. I wasn't much helped by my co-workers and I would have preferred to work on a presentation on my own or with only one co-worker rather than to do by myself the work of four people! Just my two ce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tte </meta:initial-creator>
    <meta:creation-date>2011-12-08T07:16:14</meta:creation-date>
    <dc:date>2011-12-08T07:53:51</dc:date>
    <dc:creator>juliette </dc:creator>
    <meta:editing-duration>PT22M17S</meta:editing-duration>
    <meta:editing-cycles>7</meta:editing-cycles>
    <meta:generator>LibreOffice/3.4$Linux LibreOffice_project/340m1$Build-402</meta:generator>
    <meta:document-statistic meta:table-count="0" meta:image-count="0" meta:object-count="0" meta:page-count="1" meta:paragraph-count="3" meta:word-count="190" meta:character-count="987" meta:non-whitespace-character-count="799"/>
  </office:meta>
</office:document-meta>
</file>